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cc84a" officeooo:paragraph-rsid="00ecc84a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91392"/>
    </style:style>
    <style:style style:name="T6" style:family="text">
      <style:text-properties officeooo:rsid="00ead644"/>
    </style:style>
    <style:style style:name="T7" style:family="text">
      <style:text-properties officeooo:rsid="00ecc8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7">4</text:span> —— July 2<text:span text:style-name="T7">6</text:span>, 2024</text:p>
      <text:p text:style-name="P4"/>
      <text:p text:style-name="P5">Crafted by Ross Montsinger</text:p>
      <text:p text:style-name="P5">Notebook Size: B6</text:p>
      <text:p text:style-name="P5">Width: 4.1 inches</text:p>
      <text:p text:style-name="P5">Height: 7 inches</text:p>
      <text:p text:style-name="P5">Style: <text:span text:style-name="T7">Extra Soft Brown</text:span><text:span text:style-name="T5"> Trifold</text:span></text:p>
      <text:p text:style-name="P5">Elastic: .6mm</text:p>
      <text:p text:style-name="P5"/>
      <text:p text:style-name="P6">Montsinger Rewrite Journals can hold one-to-three notebooks. Simply slide them in and out of the elastic band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9">Contact us on Discord:</text:p>
      <text:p text:style-name="P9"><text:tab/>https://discord.montsinger.net</text:p>
      <text:p text:style-name="P5"/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7-26T14:24:10.629099316</dc:date>
    <meta:editing-duration>P4DT2H20M42S</meta:editing-duration>
    <meta:editing-cycles>164</meta:editing-cycles>
    <meta:generator>LibreOffice/24.2.5.2$MacOSX_X86_64 LibreOffice_project/bffef4ea93e59bebbeaf7f431bb02b1a39ee8a59</meta:generator>
    <meta:print-date>2024-07-24T19:46:51.703906529</meta:print-date>
    <meta:document-statistic meta:table-count="0" meta:image-count="0" meta:object-count="0" meta:page-count="1" meta:paragraph-count="14" meta:word-count="58" meta:character-count="388" meta:non-whitespace-character-count="340"/>
  </office:meta>
</office:document-meta>
</file>